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300eb" officeooo:paragraph-rsid="001300eb" style:font-size-asian="14pt" style:font-weight-asian="bold" style:font-size-complex="14pt" style:font-weight-complex="bold"/>
    </style:style>
    <style:style style:name="P2" style:family="paragraph" style:parent-style-name="Standard">
      <style:text-properties fo:font-size="14pt" fo:font-weight="bold" officeooo:rsid="001441c4" officeooo:paragraph-rsid="0011f733" style:font-size-asian="14pt" style:font-weight-asian="bold" style:font-size-complex="14pt" style:font-weight-complex="bold"/>
    </style:style>
    <style:style style:name="P3" style:family="paragraph" style:parent-style-name="Standard">
      <style:text-properties fo:font-size="14pt" fo:font-weight="bold" officeooo:rsid="001441c4" officeooo:paragraph-rsid="0011f733" style:font-size-asian="12.25pt" style:font-weight-asian="bold" style:font-size-complex="14pt" style:font-weight-complex="bold"/>
    </style:style>
    <style:style style:name="P4" style:family="paragraph" style:parent-style-name="Standard">
      <style:text-properties fo:font-size="14pt" fo:font-weight="normal" officeooo:rsid="001300eb" officeooo:paragraph-rsid="001300eb" style:font-size-asian="12.25pt" style:font-weight-asian="normal" style:font-size-complex="14pt" style:font-weight-complex="normal"/>
    </style:style>
    <style:style style:name="P5" style:family="paragraph" style:parent-style-name="Standard">
      <style:text-properties fo:font-size="14pt" fo:font-weight="normal" officeooo:rsid="0014bb6f" officeooo:paragraph-rsid="0014bb6f" style:font-size-asian="12.25pt" style:font-weight-asian="normal" style:font-size-complex="14pt" style:font-weight-complex="normal"/>
    </style:style>
    <style:style style:name="P6" style:family="paragraph" style:parent-style-name="Standard">
      <style:text-properties fo:font-size="14pt" fo:font-weight="normal" officeooo:rsid="00151c84" officeooo:paragraph-rsid="00151c84" style:font-size-asian="12.25pt" style:font-weight-asian="normal" style:font-size-complex="14pt" style:font-weight-complex="normal"/>
    </style:style>
    <style:style style:name="P7" style:family="paragraph" style:parent-style-name="Standard">
      <style:text-properties fo:font-size="14pt" fo:font-weight="normal" officeooo:rsid="00169063" officeooo:paragraph-rsid="00169063" style:font-size-asian="12.25pt" style:font-weight-asian="normal" style:font-size-complex="14pt" style:font-weight-complex="normal"/>
    </style:style>
    <style:style style:name="P8" style:family="paragraph" style:parent-style-name="Standard">
      <style:text-properties fo:font-size="14pt" fo:font-weight="normal" officeooo:rsid="0017e8b4" officeooo:paragraph-rsid="0017e8b4" style:font-size-asian="12.25pt" style:font-weight-asian="normal" style:font-size-complex="14pt" style:font-weight-complex="normal"/>
    </style:style>
    <style:style style:name="P9" style:family="paragraph" style:parent-style-name="Standard">
      <style:text-properties fo:font-size="14pt" fo:font-weight="normal" officeooo:rsid="0019d626" officeooo:paragraph-rsid="0019d626" style:font-size-asian="12.25pt" style:font-weight-asian="normal" style:font-size-complex="14pt" style:font-weight-complex="normal"/>
    </style:style>
    <style:style style:name="P10" style:family="paragraph" style:parent-style-name="Standard">
      <style:text-properties fo:font-size="14pt" fo:font-weight="normal" officeooo:rsid="001b10a3" officeooo:paragraph-rsid="001b10a3" style:font-size-asian="12.25pt" style:font-weight-asian="normal" style:font-size-complex="14pt" style:font-weight-complex="normal"/>
    </style:style>
    <style:style style:name="P11" style:family="paragraph" style:parent-style-name="Standard">
      <style:text-properties fo:font-size="14pt" fo:font-weight="normal" officeooo:rsid="001c54d9" officeooo:paragraph-rsid="001c54d9" style:font-size-asian="12.25pt" style:font-weight-asian="normal" style:font-size-complex="14pt" style:font-weight-complex="normal"/>
    </style:style>
    <style:style style:name="T1" style:family="text">
      <style:text-properties officeooo:rsid="0014bb6f"/>
    </style:style>
    <style:style style:name="T2" style:family="text">
      <style:text-properties officeooo:rsid="00151c84"/>
    </style:style>
    <style:style style:name="T3" style:family="text">
      <style:text-properties officeooo:rsid="001b10a3"/>
    </style:style>
    <style:style style:name="T4" style:family="text">
      <style:text-properties officeooo:rsid="00169063"/>
    </style:style>
    <style:style style:name="T5" style:family="text">
      <style:text-properties officeooo:rsid="0019d626"/>
    </style:style>
    <style:style style:name="T6" style:family="text">
      <style:text-properties style:text-position="super 58%" officeooo:rsid="0019d626"/>
    </style:style>
    <style:style style:name="T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king List</text:p>
      <text:p text:style-name="P2">___________</text:p>
      <text:p text:style-name="P3"/>
      <text:p text:style-name="P4">Raitt CD Don’t know why I have 2, but now I have my 100+ CD’s into MP3’s</text:p>
      <text:p text:style-name="P4"/>
      <text:p text:style-name="P4">I had a major computer data disaster <text:span text:style-name="T1">I recovered from</text:span>, while writing down <text:span text:style-name="T1">how to</text:span> <text:span text:style-name="T2">fix</text:span> it again before I forgot, I thought I’d write a real ‘How To:’ . I’ve never written one, <text:span text:style-name="T1">turned out to be a big job with so many steps.</text:span></text:p>
      <text:p text:style-name="P4"/>
      <text:p text:style-name="P5">I was going to send it, but its going to take awhile so I’ll just email it.</text:p>
      <text:p text:style-name="P4"/>
      <text:p text:style-name="P5">The Disks are for rescuing a dead machine that won’t boot <text:span text:style-name="T2">so you can pull the data.</text:span></text:p>
      <text:p text:style-name="P5"/>
      <text:p text:style-name="P6">These are Live disks. Put it in the drive / USB and it will boot up from there, and runs without touching the <text:span text:style-name="T3">computer</text:span> hard drive. <text:span text:style-name="T4">You might have to hit an F key for the boot menu and pick the DVD drive. You should see as the computer boots what key it uses, you may have to open the BIOS to find the boot menu.</text:span></text:p>
      <text:p text:style-name="P6"/>
      <text:p text:style-name="P4">Fedora 42 LXQt it’s a lighter version of Workstation, I run it on a computer with only 4 Gigabytes of RAM. <text:span text:style-name="T4">Looks a bit XP Windows plain. </text:span><text:span text:style-name="T5">It will save an old computer from the landfill, and 3</text:span><text:span text:style-name="T6">rd</text:span><text:span text:style-name="T5"> World children from burning it for the metals. </text:span></text:p>
      <text:p text:style-name="P4"/>
      <text:p text:style-name="P7">It’s the GUI desktop that takes up so much horse power. The Workstation has more tools and the Gnome Desktop that’s a full GUI like Windows. So its the better rescue disk.</text:p>
      <text:p text:style-name="P7"/>
      <text:p text:style-name="P8">If you go to: <text:a xlink:type="simple" xlink:href="https://fedoraproject.org/workstation/download" text:style-name="Internet_20_link" text:visited-style-name="Visited_20_Internet_20_Link">https://fedoraproject.org/workstation/download</text:a></text:p>
      <text:p text:style-name="P8"/>
      <text:p text:style-name="P8">You can download the image. BUT there’s a very cool little tool there <text:span text:style-name="T7">‘Fedora Media Writer’</text:span> Its for both Mac and Windows. Download and install. Just open the app. Choose to let it download the most current version, or browse your computer for an .ISO file in your Download folder. <text:s/>BOOM a bootable USB.</text:p>
      <text:p text:style-name="P8"/>
      <text:p text:style-name="P9">It would be best to run a couple of fire drills, and practice a couple of times. I freaked out when everything was gone.</text:p>
      <text:p text:style-name="P8"/>
      <text:p text:style-name="P10">Tell people you know, its free and a Windows virus won’t work in Linux. With Windows 10 support ending in October, there is an alternative. Or you can surf the web anonymously, and be virus free using the Disk. Reboot and back to normal.</text:p>
      <text:p text:style-name="P10"/>
      <text:p text:style-name="P11">A bit of an edit and this will make a good cover for the how to, explaining takes a lot of words. Rather just point and gru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6T21:46:03.287534224</meta:creation-date>
    <dc:date>2025-08-26T23:25:53.815952640</dc:date>
    <meta:editing-duration>PT10M3S</meta:editing-duration>
    <meta:editing-cycles>1</meta:editing-cycles>
    <meta:document-statistic meta:table-count="0" meta:image-count="0" meta:object-count="0" meta:page-count="1" meta:paragraph-count="14" meta:word-count="397" meta:character-count="2042" meta:non-whitespace-character-count="1657"/>
    <meta:generator>LibreOffice/25.2.5.2$Linux_X86_64 LibreOffice_project/520$Build-2</meta:generator>
  </office:meta>
</office:document-meta>
</file>